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@debian:~$ mkdir FISAT1</text:p>
      <text:p text:style-name="Standard">exam@debian:~$ cd FISAT1</text:p>
      <text:p text:style-name="Standard">exam@debian:~/FISAT1$ mkdir day1</text:p>
      <text:p text:style-name="Standard">exam@debian:~/FISAT1$ cd ~/FISAT1/day1</text:p>
      <text:p text:style-name="Standard">exam@debian:~/FISAT1/day1$ touch f1.txt f2.txt f3.txt</text:p>
      <text:p text:style-name="Standard">exam@debian:~/FISAT1/day1$ ls</text:p>
      <text:p text:style-name="Standard">f1.txt <text:s/>f2.txt <text:s/>f3.txt</text:p>
      <text:p text:style-name="Standard">exam@debian:~/FISAT1/day1$ cd ..</text:p>
      <text:p text:style-name="Standard">exam@debian:~/FISAT1$ mkdir day2</text:p>
      <text:p text:style-name="Standard">exam@debian:~/FISAT1$ cd ~/FISAT/day2</text:p>
      <text:p text:style-name="Standard">bash: cd: /home/exam/FISAT/day2: Not a directory</text:p>
      <text:p text:style-name="Standard">exam@debian:~/FISAT1$ cd ~/FISAT1/day2</text:p>
      <text:p text:style-name="Standard">exam@debian:~/FISAT1/day2$ touch m1.txt m2.txt</text:p>
      <text:p text:style-name="Standard">exam@debian:~/FISAT1/day2$ ls</text:p>
      <text:p text:style-name="Standard">m1.txt <text:s/>m2.txt</text:p>
      <text:p text:style-name="Standard">exam@debian:~/FISAT1/day2$ cd ..</text:p>
      <text:p text:style-name="Standard">exam@debian:~/FISAT1$ mkdir day3</text:p>
      <text:p text:style-name="Standard">exam@debian:~/FISAT1$ cd ~/FISAT1/day3</text:p>
      <text:p text:style-name="Standard">exam@debian:~/FISAT1/day3$ touch c1.txt c2.txt</text:p>
      <text:p text:style-name="Standard">exam@debian:~/FISAT1/day3$ ls</text:p>
      <text:p text:style-name="Standard">c1.txt <text:s/>c2.txt</text:p>
      <text:p text:style-name="Standard">exam@debian:~/FISAT1/day3$ cd ..</text:p>
      <text:p text:style-name="Standard">exam@debian:~/FISAT1$ cd ~/FISAT1/day2</text:p>
      <text:p text:style-name="Standard">exam@debian:~/FISAT1/day2$ touch m3.txt</text:p>
      <text:p text:style-name="Standard">exam@debian:~/FISAT1/day2$ ls</text:p>
      <text:p text:style-name="Standard">m1.txt <text:s/>m2.txt <text:s/>m3.txt</text:p>
      <text:p text:style-name="Standard">exam@debian:~/FISAT1/day2$ cd ..</text:p>
      <text:p text:style-name="Standard">exam@debian:~/FISAT1$ cd ~/FISAT1/day3</text:p>
      <text:p text:style-name="Standard">exam@debian:~/FISAT1/day3$ touch c3.txt</text:p>
      <text:p text:style-name="Standard">exam@debian:~/FISAT1/day3$ ls</text:p>
      <text:p text:style-name="Standard">c1.txt <text:s/>c2.txt <text:s/>c3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01:52.658034586</meta:creation-date>
    <dc:date>2021-10-08T11:02:18.824759034</dc:date>
    <meta:editing-duration>PT27S</meta:editing-duration>
    <meta:editing-cycles>1</meta:editing-cycles>
    <meta:document-statistic meta:table-count="0" meta:image-count="0" meta:object-count="0" meta:page-count="1" meta:paragraph-count="31" meta:word-count="93" meta:character-count="1012" meta:non-whitespace-character-count="942"/>
    <meta:generator>LibreOffice/7.0.4.2$Linux_X86_64 LibreOffice_project/00$Build-2</meta:generator>
  </office:meta>
</office:document-meta>
</file>